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4cm" fo:min-width="3.884cm"/>
    </style:style>
    <style:style style:name="gr2" style:family="graphic" style:parent-style-name="objectwithoutfill">
      <style:graphic-properties svg:stroke-width="0.2cm" svg:stroke-color="#b2b2b2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svg:stroke-color="#b2b2b2" draw:marker-start="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b2b2b2" draw:marker-start="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 fo:min-height="0.74cm" fo:min-width="1.692cm"/>
    </style:style>
    <style:style style:name="gr6" style:family="graphic" style:parent-style-name="objectwithoutfill">
      <style:graphic-properties svg:stroke-width="0.1cm" svg:stroke-color="#b2b2b2" draw:marker-start="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color="#eeeeee" style:font-name="Courier New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ccffcc"/>
      <style:paragraph-properties fo:text-align="center"/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start"/>
      <style:text-properties fo:font-size="12pt" fo:text-shadow="1pt 1pt" style:font-size-asian="12pt" style:font-size-complex="12pt"/>
    </style:style>
    <style:style style:name="P11" style:family="paragraph">
      <style:paragraph-properties fo:text-align="start"/>
      <style:text-properties fo:color="#eeeeee" style:font-name="Courier New" fo:font-size="12pt" fo:text-shadow="1pt 1pt" fo:font-weight="bold" style:font-size-asian="12pt" style:font-weight-asian="bold" style:font-size-complex="12pt" style:font-weight-complex="bold"/>
    </style:style>
    <style:style style:name="P12" style:family="paragraph">
      <style:text-properties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eeeeee" style:font-name="Courier New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eeeeee" style:font-name="Courier New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5cm" svg:height="1.2cm" svg:x="2.9cm" svg:y="1.4cm">
          <text:p text:style-name="P1"><text:span text:style-name="T1">Corriente:</text:span></text:p>
          <text:p text:style-name="P1"><text:span text:style-name="T1"><text:s text:c="8"/></text:span><text:span text:style-name="T1">1250,0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1.2cm" svg:x="3.3cm" svg:y="4.7cm">
          <text:p text:style-name="P1"><text:span text:style-name="T1">Frecuencia P1:</text:span></text:p>
          <text:p text:style-name="P1"><text:span text:style-name="T1"><text:s text:c="10"/></text:span><text:span text:style-name="T1">500 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1.2cm" svg:x="3.8cm" svg:y="8cm">
          <text:p text:style-name="P1"><text:span text:style-name="T1">Frecuencia P2:</text:span></text:p>
          <text:p text:style-name="P1"><text:span text:style-name="T1"><text:s text:c="7"/></text:span><text:span text:style-name="T1">100000 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5cm" svg:height="1.2cm" svg:x="4.3cm" svg:y="11.3cm">
          <text:p text:style-name="P1"><text:span text:style-name="T1">Regulacion <text:s/>I(A)</text:span></text:p>
          <text:p text:style-name="P1"><text:span text:style-name="T1"><text:s/></text:span><text:span text:style-name="T1"># AUTOMATICA #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5.15cm" svg:y1="2.6cm" svg:x2="5.55cm" svg:y2="4.7cm" draw:start-shape="id1" draw:start-glue-point="2" draw:end-shape="id2" draw:end-glue-point="0" svg:d="M5150 2600v1051h400v1049" svg:viewBox="0 0 401 2101">
          <text:p/>
        </draw:connector>
        <draw:connector draw:style-name="gr2" draw:text-style-name="P3" draw:layer="layout" svg:x1="5.55cm" svg:y1="5.9cm" svg:x2="6.05cm" svg:y2="8cm" draw:start-shape="id2" draw:start-glue-point="2" draw:end-shape="id3" draw:end-glue-point="0" svg:d="M5550 5900v1051h500v1049" svg:viewBox="0 0 501 2101">
          <text:p/>
        </draw:connector>
        <draw:connector draw:style-name="gr2" draw:text-style-name="P3" draw:layer="layout" svg:x1="6.05cm" svg:y1="9.2cm" svg:x2="6.55cm" svg:y2="11.3cm" draw:start-shape="id3" draw:start-glue-point="2" draw:end-shape="id4" svg:d="M6050 9200v1051h500v1049" svg:viewBox="0 0 501 2101">
          <text:p/>
        </draw:connector>
        <draw:connector draw:style-name="gr2" draw:text-style-name="P3" draw:layer="layout" draw:line-skew="-0.999cm" svg:x1="4.3cm" svg:y1="11.9cm" svg:x2="2.9cm" svg:y2="2cm" draw:start-shape="id4" draw:end-shape="id1" draw:end-glue-point="3" svg:d="M4300 11900h-2900v-9900h1500" svg:viewBox="0 0 2901 9901">
          <text:p/>
        </draw:connector>
        <draw:custom-shape draw:style-name="gr1" draw:text-style-name="P2" xml:id="id12" draw:id="id12" draw:layer="layout" svg:width="4.5cm" svg:height="1.2cm" svg:x="13.8cm" svg:y="1.4cm">
          <text:p text:style-name="P1"><text:span text:style-name="T1">Configurar: 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cm" svg:height="1.2cm" svg:x="19cm" svg:y="3.2cm">
          <text:p text:style-name="P1"><text:span text:style-name="T1">Set Corriente: 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cm" svg:height="1.2cm" svg:x="19.4cm" svg:y="6cm">
          <text:p text:style-name="P1"><text:span text:style-name="T1">Set Frec P1: <text:s text:c="2"/>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cm" svg:height="1.2cm" svg:x="19.8cm" svg:y="8.8cm">
          <text:p text:style-name="P1"><text:span text:style-name="T1">Set Frec P2: <text:s text:c="2"/>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cm" svg:height="1.2cm" svg:x="20.231cm" svg:y="11.624cm">
          <text:p text:style-name="P1"><text:span text:style-name="T1">Regulacion Auto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5cm" svg:height="1.2cm" svg:x="20.6cm" svg:y="14.5cm">
          <text:p text:style-name="P1"><text:span text:style-name="T1">Regulacion Mano?</text:span></text:p>
          <text:p text:style-name="P1"><text:span text:style-name="T1">&lt; NO <text:s text:c="7"/>SI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1.25cm" svg:y1="4.4cm" svg:x2="21.65cm" svg:y2="6cm" draw:start-shape="id5" draw:start-glue-point="2" draw:end-shape="id6" draw:end-glue-point="0" svg:d="M21250 4400v801h400v799" svg:viewBox="0 0 401 1601">
          <text:p text:style-name="P4"><text:span text:style-name="T2">NO</text:span></text:p>
          <text:p text:style-name="P4"><text:span text:style-name="T2"/></text:p>
        </draw:connector>
        <draw:connector draw:style-name="gr4" draw:text-style-name="P5" draw:layer="layout" draw:line-skew="-0.067cm -0.574cm" svg:x1="30.7cm" svg:y1="6.6cm" svg:x2="12.48cm" svg:y2="18.124cm" draw:start-shape="id7" draw:start-glue-point="1" draw:end-shape="id8" draw:end-glue-point="3" svg:d="M30700 6600h5700v11500h-23920v24" svg:viewBox="0 0 23921 11525">
          <text:p text:style-name="P4"><text:span text:style-name="T2"/></text:p>
        </draw:connector>
        <draw:connector draw:style-name="gr3" draw:text-style-name="P5" draw:layer="layout" svg:x1="21.65cm" svg:y1="7.2cm" svg:x2="22.05cm" svg:y2="8.8cm" draw:start-shape="id6" draw:start-glue-point="2" draw:end-shape="id9" draw:end-glue-point="0" svg:d="M21650 7200v801h400v799" svg:viewBox="0 0 401 1601">
          <text:p text:style-name="P4"><text:span text:style-name="T2">NO</text:span></text:p>
          <text:p text:style-name="P4"><text:span text:style-name="T2"/></text:p>
        </draw:connector>
        <draw:connector draw:style-name="gr3" draw:text-style-name="P5" draw:layer="layout" svg:x1="22.481cm" svg:y1="12.824cm" svg:x2="22.85cm" svg:y2="14.5cm" draw:start-shape="id10" draw:start-glue-point="2" draw:end-shape="id11" draw:end-glue-point="0" svg:d="M22481 12824v839h369v837" svg:viewBox="0 0 370 1677">
          <text:p text:style-name="P4"><text:span text:style-name="T2">NO</text:span></text:p>
          <text:p text:style-name="P4"><text:span text:style-name="T2"/></text:p>
        </draw:connector>
        <draw:connector draw:style-name="gr3" draw:text-style-name="P5" draw:layer="layout" svg:x1="22.05cm" svg:y1="10cm" svg:x2="22.481cm" svg:y2="11.624cm" draw:start-shape="id9" draw:start-glue-point="2" draw:end-shape="id10" draw:end-glue-point="0" svg:d="M22050 10000v813h431v811" svg:viewBox="0 0 432 1625">
          <text:p text:style-name="P4"><text:span text:style-name="T2">NO</text:span></text:p>
          <text:p text:style-name="P4"><text:span text:style-name="T2"/></text:p>
        </draw:connector>
        <draw:connector draw:style-name="gr3" draw:text-style-name="P5" draw:layer="layout" draw:line-skew="0cm -0.699cm" svg:x1="22.85cm" svg:y1="15.7cm" svg:x2="19cm" svg:y2="3.8cm" draw:start-shape="id11" draw:start-glue-point="2" draw:end-shape="id5" draw:end-glue-point="3" svg:d="M22850 15700v502h-5050v-12402h1200" svg:viewBox="0 0 5051 12403">
          <text:p text:style-name="P6"><text:span text:style-name="T2">NO</text:span></text:p>
          <text:p text:style-name="P4"><text:span text:style-name="T2"/></text:p>
        </draw:connector>
        <draw:connector draw:style-name="gr3" draw:text-style-name="P5" draw:layer="layout" svg:x1="13.8cm" svg:y1="2cm" svg:x2="7.4cm" svg:y2="2cm" draw:start-shape="id12" draw:start-glue-point="3" draw:end-shape="id1" draw:end-glue-point="1" svg:d="M13800 2000h-6400" svg:viewBox="0 0 6401 1">
          <text:p text:style-name="P4"><text:span text:style-name="T2">NO</text:span></text:p>
          <text:p text:style-name="P4"><text:span text:style-name="T2"/></text:p>
        </draw:connector>
        <draw:connector draw:style-name="gr3" draw:text-style-name="P5" draw:layer="layout" svg:x1="25.1cm" svg:y1="15.1cm" svg:x2="26.415cm" svg:y2="15.1cm" draw:start-shape="id11" draw:start-glue-point="1" draw:end-shape="id13" draw:end-glue-point="6" svg:d="M25100 15100h1315" svg:viewBox="0 0 1316 1">
          <text:p text:style-name="P4"><text:span text:style-name="T2">SI</text:span></text:p>
          <text:p text:style-name="P4"><text:span text:style-name="T2"/></text:p>
        </draw:connector>
        <draw:connector draw:style-name="gr4" draw:text-style-name="P8" draw:layer="layout" svg:x1="35.415cm" svg:y1="12.224cm" svg:x2="12.479cm" svg:y2="18.124cm" draw:start-shape="id14" draw:start-glue-point="1" svg:d="M35415 12224h502v5900h-23438" svg:viewBox="0 0 23439 5901">
          <text:p text:style-name="P7"><text:span text:style-name="T2"/></text:p>
          <text:p text:style-name="P4"><text:span text:style-name="T2"/></text:p>
        </draw:connector>
        <draw:connector draw:style-name="gr3" draw:text-style-name="P5" draw:layer="layout" svg:x1="29.515cm" svg:y1="12.224cm" svg:x2="30.915cm" svg:y2="12.224cm" draw:start-shape="id15" draw:start-glue-point="10" draw:end-shape="id14" draw:end-glue-point="3" svg:d="M29515 12224h1400" svg:viewBox="0 0 1401 1">
          <text:p text:style-name="P4"><text:span text:style-name="T2"/></text:p>
          <text:p text:style-name="P4"><text:span text:style-name="T2"/></text:p>
        </draw:connector>
        <draw:custom-shape draw:style-name="gr5" draw:text-style-name="P9" xml:id="id15" draw:id="id15" draw:layer="layout" svg:width="3.1cm" svg:height="1.4cm" svg:x="26.415cm" svg:y="11.524cm">
          <text:p text:style-name="P4"><text:span text:style-name="T3">regula_I =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3" draw:id="id13" draw:layer="layout" svg:width="3.1cm" svg:height="1.4cm" svg:x="26.415cm" svg:y="14.4cm">
          <text:p text:style-name="P4"><text:span text:style-name="T3">regula_I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2.481cm" svg:y1="18.124cm" svg:x2="7.4cm" svg:y2="2cm" draw:start-shape="id16" draw:start-glue-point="3" draw:end-shape="id1" draw:end-glue-point="1" svg:d="M12481 18124h-2564v-16124h-2517" svg:viewBox="0 0 5082 16125">
          <text:p/>
        </draw:connector>
        <draw:connector draw:style-name="gr4" draw:text-style-name="P8" xml:id="id8" draw:id="id8" draw:layer="layout" svg:x1="35.415cm" svg:y1="15.1cm" svg:x2="12.48cm" svg:y2="18.124cm" draw:start-shape="id17" draw:start-glue-point="1" svg:d="M35415 15100h502v3024h-23437" svg:viewBox="0 0 23438 3025">
          <text:p text:style-name="P7"><text:span text:style-name="T2"/></text:p>
          <text:p text:style-name="P4"><text:span text:style-name="T2"/></text:p>
        </draw:connector>
        <draw:custom-shape draw:style-name="gr1" draw:text-style-name="P11" xml:id="id18" draw:id="id18" draw:layer="layout" svg:width="4.5cm" svg:height="1.2cm" svg:x="26.2cm" svg:y="3.2cm">
          <text:p text:style-name="P10"><text:span text:style-name="T4">Corriente:</text:span></text:p>
          <text:p text:style-name="P10"><text:span text:style-name="T4"><text:s text:c="8"/></text:span><text:span text:style-name="T4">1250,0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7" draw:id="id7" draw:layer="layout" svg:width="4.5cm" svg:height="1.2cm" svg:x="26.2cm" svg:y="6cm">
          <text:p text:style-name="P10"><text:span text:style-name="T4">Frecuencia P1:</text:span></text:p>
          <text:p text:style-name="P10"><text:span text:style-name="T4"><text:s text:c="10"/></text:span><text:span text:style-name="T4">500 H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19" draw:id="id19" draw:layer="layout" svg:width="4.5cm" svg:height="1.2cm" svg:x="26.2cm" svg:y="8.8cm">
          <text:p text:style-name="P10"><text:span text:style-name="T4">Frecuencia P2:</text:span></text:p>
          <text:p text:style-name="P10"><text:span text:style-name="T4"><text:s text:c="7"/></text:span><text:span text:style-name="T4">100000 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5cm" svg:height="1.2cm" svg:x="30.915cm" svg:y="11.624cm">
          <text:p text:style-name="P1"><text:span text:style-name="T4">Regulacion <text:s/>I(A)</text:span></text:p>
          <text:p text:style-name="P1"><text:span text:style-name="T4"><text:s/></text:span><text:span text:style-name="T4"># AUTOMATICA #</text:span><text:span text:style-name="T1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3.5cm" svg:y1="3.8cm" svg:x2="26.2cm" svg:y2="3.8cm" draw:start-shape="id5" draw:start-glue-point="1" draw:end-shape="id18" draw:end-glue-point="3" svg:d="M23500 3800h2700" svg:viewBox="0 0 2701 1">
          <text:p text:style-name="P4"><text:span text:style-name="T2">SI</text:span></text:p>
        </draw:connector>
        <draw:connector draw:style-name="gr3" draw:text-style-name="P5" draw:layer="layout" svg:x1="23.9cm" svg:y1="6.6cm" svg:x2="26.2cm" svg:y2="6.6cm" draw:start-shape="id6" draw:start-glue-point="1" draw:end-shape="id7" draw:end-glue-point="3" svg:d="M23900 6600h2300" svg:viewBox="0 0 2301 1">
          <text:p text:style-name="P4"><text:span text:style-name="T2">SI</text:span></text:p>
        </draw:connector>
        <draw:connector draw:style-name="gr3" draw:text-style-name="P5" draw:layer="layout" svg:x1="24.3cm" svg:y1="9.4cm" svg:x2="26.2cm" svg:y2="9.4cm" draw:start-shape="id9" draw:start-glue-point="1" draw:end-shape="id19" draw:end-glue-point="3" svg:d="M24300 9400h1900" svg:viewBox="0 0 1901 1">
          <text:p text:style-name="P4"><text:span text:style-name="T2">SI</text:span></text:p>
        </draw:connector>
        <draw:custom-shape draw:style-name="gr1" draw:text-style-name="P2" xml:id="id17" draw:id="id17" draw:layer="layout" svg:width="4.5cm" svg:height="1.2cm" svg:x="30.915cm" svg:y="14.5cm">
          <text:p text:style-name="P1"><text:span text:style-name="T4">Regulacion <text:s/>I(A)</text:span></text:p>
          <text:p text:style-name="P1"><text:span text:style-name="T4"><text:s/></text:span><text:span text:style-name="T4"># <text:s text:c="2"/>MANUAL <text:s text:c="2"/>#</text:span><text:span text:style-name="T1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4.675cm" svg:y1="12.119cm" svg:x2="26.415cm" svg:y2="12.224cm" draw:end-shape="id15" draw:end-glue-point="6" svg:d="M24675 12119h620v105h1120" svg:viewBox="0 0 1741 106">
          <text:p text:style-name="P4"><text:span text:style-name="T2">SI</text:span></text:p>
          <text:p text:style-name="P4"><text:span text:style-name="T2"/></text:p>
        </draw:connector>
        <draw:connector draw:style-name="gr3" draw:text-style-name="P5" draw:layer="layout" svg:x1="29.515cm" svg:y1="15.1cm" svg:x2="30.915cm" svg:y2="15.1cm" draw:start-shape="id13" draw:start-glue-point="10" draw:end-shape="id17" draw:end-glue-point="3" svg:d="M29515 15100h1400" svg:viewBox="0 0 1401 1">
          <text:p text:style-name="P4"><text:span text:style-name="T2"/></text:p>
          <text:p text:style-name="P4"><text:span text:style-name="T2"/></text:p>
        </draw:connector>
        <draw:connector draw:style-name="gr3" draw:text-style-name="P5" draw:layer="layout" svg:x1="18.388cm" svg:y1="1.975cm" svg:x2="21.338cm" svg:y2="3.175cm" svg:d="M18388 1975h2950v1200" svg:viewBox="0 0 2951 1201">
          <text:p text:style-name="P4"><text:span text:style-name="T2">SI</text:span></text:p>
        </draw:connector>
        <draw:connector draw:style-name="gr3" draw:text-style-name="P5" draw:layer="layout" svg:x1="18.388cm" svg:y1="1.975cm" svg:x2="21.338cm" svg:y2="3.175cm" svg:d="M18388 1975h2950v1200" svg:viewBox="0 0 2951 1201">
          <text:p text:style-name="P4"><text:span text:style-name="T2">SI</text:span></text:p>
        </draw:connector>
        <draw:connector draw:style-name="gr4" draw:text-style-name="P5" draw:layer="layout" draw:line-skew="5.198cm" svg:x1="30.7cm" svg:y1="3.8cm" svg:x2="12.481cm" svg:y2="18.124cm" draw:start-shape="id18" draw:start-glue-point="1" svg:d="M30700 3800h5700v14324h-23919" svg:viewBox="0 0 23920 14325">
          <text:p text:style-name="P4"><text:span text:style-name="T2"/></text:p>
        </draw:connector>
        <draw:connector draw:style-name="gr4" draw:text-style-name="P5" xml:id="id16" draw:id="id16" draw:layer="layout" draw:line-skew="5.198cm" svg:x1="30.7cm" svg:y1="9.4cm" svg:x2="12.481cm" svg:y2="18.124cm" draw:start-shape="id19" draw:start-glue-point="1" svg:d="M30700 9400h5700v8724h-23919" svg:viewBox="0 0 23920 8725">
          <text:p text:style-name="P4"><text:span text:style-name="T2"/></text:p>
        </draw:connector>
        <draw:frame draw:style-name="gr7" draw:text-style-name="P13" draw:layer="layout" svg:width="0.7cm" svg:height="0.738cm" svg:x="32.8cm" svg:y="3.5cm">
          <draw:text-box>
            <text:p text:style-name="P12"><text:span text:style-name="T2">X</text:span></text:p>
          </draw:text-box>
        </draw:frame>
        <draw:frame draw:style-name="gr7" draw:text-style-name="P13" draw:layer="layout" svg:width="0.7cm" svg:height="0.738cm" svg:x="32.8cm" svg:y="6.262cm">
          <draw:text-box>
            <text:p text:style-name="P12"><text:span text:style-name="T2">X</text:span></text:p>
          </draw:text-box>
        </draw:frame>
        <draw:frame draw:style-name="gr7" draw:text-style-name="P13" draw:layer="layout" svg:width="0.7cm" svg:height="0.738cm" svg:x="32.9cm" svg:y="9.062cm">
          <draw:text-box>
            <text:p text:style-name="P12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22:30:41.621604517</meta:creation-date>
    <dc:date>2015-07-30T23:26:56.934701697</dc:date>
    <meta:editing-duration>PT53M9S</meta:editing-duration>
    <meta:editing-cycles>9</meta:editing-cycles>
    <meta:generator>LibreOffice/4.4.2.2$Linux_x86 LibreOffice_project/40m0$Build-2</meta:generator>
    <meta:print-date>2015-07-30T23:20:07.990096704</meta:print-date>
    <meta:document-statistic meta:object-count="45"/>
  </office:meta>
</office:document-meta>
</file>